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5pt" style:font-size-asian="15pt" style:font-size-complex="15pt" style:text-underline-type="single" style:text-underline-style="solid" style:text-underline-width="auto" style:text-underline-mode="continuous" fo:language="en" fo:country="GB"/>
    </style:style>
    <style:style style:name="P2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3" style:parent-style-name="Normal" style:family="paragraph">
      <style:text-properties fo:font-size="13pt" style:font-size-asian="13pt" style:font-size-complex="13pt" fo:language="en" fo:country="GB"/>
    </style:style>
    <style:style style:name="P4" style:parent-style-name="Normal" style:family="paragraph">
      <style:text-properties fo:font-size="13pt" style:font-size-asian="13pt" style:font-size-complex="13pt" fo:language="en" fo:country="GB"/>
    </style:style>
    <style:style style:name="P5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6" style:parent-style-name="Normal" style:family="paragraph">
      <style:text-properties fo:font-size="13pt" style:font-size-asian="13pt" style:font-size-complex="13pt" fo:language="en" fo:country="GB"/>
    </style:style>
    <style:style style:name="P7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8" style:parent-style-name="Normal" style:family="paragraph">
      <style:text-properties fo:font-size="13pt" style:font-size-asian="13pt" style:font-size-complex="13pt" fo:language="en" fo:country="GB"/>
    </style:style>
    <style:style style:name="P9" style:parent-style-name="Normal" style:family="paragraph">
      <style:text-properties fo:font-size="13pt" style:font-size-asian="13pt" style:font-size-complex="13pt" fo:language="en" fo:country="GB"/>
    </style:style>
    <style:style style:name="P10" style:parent-style-name="Normal" style:family="paragraph">
      <style:text-properties fo:font-size="13pt" style:font-size-asian="13pt" style:font-size-complex="13pt" fo:language="en" fo:country="GB"/>
    </style:style>
    <style:style style:name="P11" style:parent-style-name="Normal" style:family="paragraph">
      <style:text-properties fo:font-size="13pt" style:font-size-asian="13pt" style:font-size-complex="13pt" fo:language="en" fo:country="GB"/>
    </style:style>
    <style:style style:name="P12" style:parent-style-name="Normal" style:family="paragraph">
      <style:text-properties fo:font-size="13pt" style:font-size-asian="13pt" style:font-size-complex="13pt" fo:language="en" fo:country="GB"/>
    </style:style>
    <style:style style:name="P13" style:parent-style-name="Normal" style:family="paragraph">
      <style:text-properties fo:font-size="13pt" style:font-size-asian="13pt" style:font-size-complex="13pt" fo:language="en" fo:country="GB"/>
    </style:style>
    <style:style style:name="P14" style:parent-style-name="Normal" style:family="paragraph">
      <style:text-properties fo:font-size="13pt" style:font-size-asian="13pt" style:font-size-complex="13pt" fo:language="en" fo:country="GB"/>
    </style:style>
    <style:style style:name="P15" style:parent-style-name="Normal" style:family="paragraph">
      <style:text-properties fo:font-size="13pt" style:font-size-asian="13pt" style:font-size-complex="13pt" fo:language="en" fo:country="GB"/>
    </style:style>
    <style:style style:name="P16" style:parent-style-name="Normal" style:family="paragraph">
      <style:text-properties fo:font-size="14pt" style:font-size-asian="14pt" style:font-size-complex="14pt" fo:language="en" fo:country="GB"/>
    </style:style>
    <style:style style:name="T17" style:parent-style-name="Lienhypertexte" style:family="text">
      <style:text-properties fo:font-size="14pt" style:font-size-asian="14pt" style:font-size-complex="14pt" fo:language="en" fo:country="GB"/>
    </style:style>
    <style:style style:name="T18" style:parent-style-name="Lienhypertexte" style:family="text">
      <style:text-properties fo:font-size="14pt" style:font-size-asian="14pt" style:font-size-complex="14pt" fo:language="en" fo:country="GB"/>
    </style:style>
    <style:style style:name="T19" style:parent-style-name="Lienhypertexte" style:family="text">
      <style:text-properties fo:font-size="14pt" style:font-size-asian="14pt" style:font-size-complex="14pt" fo:language="en" fo:country="GB"/>
    </style:style>
  </office:automatic-styles>
  <office:body>
    <office:text text:use-soft-page-breaks="true">
      <text:p text:style-name="P1">Learning plan</text:p>
      <text:p text:style-name="P2">What’s my long-term goal?</text:p>
      <text:p text:style-name="P3">My long-term goal is to be able to be able to build a project from beginning to the end, from back to front, so I may be able to create my own<text:s/>business.</text:p>
      <text:p text:style-name="P4">I know right now I am not able to do it, and I want to improve my skills to be competitive and to prove myself that companies that did not want me in the first place will regret it.</text:p>
      <text:p text:style-name="P5">What’s my learning rhythm?</text:p>
      <text:p text:style-name="P6">I want to dive deep in the training so I do not fix limits. I have moved back to my mother's flat so I can be 100% focused on the training and can work on it every day without a limit of time.</text:p>
      <text:p text:style-name="P7">How will I handle frustrating moments?</text:p>
      <text:p text:style-name="P8">I know programming can be hard, and frustrating, but my determination and a little help from time to time will, I hope, be enough to succeed. I know I can be almost brutal with myself, but that is how I push myself. If I have to work 15 hours a day, I will. If I am really stuck, I know I have a few friends that could help me but I will not contact them until I know I am really in a dead-end. However, I am not shy to ask. I do not have a proud that could hold me back. It is just that I want to be sure that there are my efforts that lead me, not the others’ knowledge.</text:p>
      <text:p text:style-name="P9"/>
      <text:p text:style-name="P10">I think following this training will make me able, by the end of the course, to:</text:p>
      <text:p text:style-name="P11">- speak English most fluently than I do now. I hope I will be bilingual or close to it (at least C1).</text:p>
      <text:p text:style-name="P12">- build a project for a client and answer<text:s/>to his needs</text:p>
      <text:p text:style-name="P13">- keep me<text:s/>on date with new technologies that I could need</text:p>
      <text:p text:style-name="P14">- help people that are willing to learn as I am, if they need me</text:p>
      <text:p text:style-name="P15">- be independent at work</text:p>
      <text:p text:style-name="P16"/>
      <text:p text:style-name="Normal"><text:a xlink:href="https://www.linkedin.com/in/jérémy-banon-7a261b54/" office:target-frame-name="_top" xlink:show="replace"><text:span text:style-name="T17">LinkedIn P</text:span><text:bookmark-start text:name="_Hlt13841882"/><text:bookmark-start text:name="_Hlt13841883"/><text:span text:style-name="T18">r</text:span><text:bookmark-end text:name="_Hlt13841882"/><text:bookmark-end text:name="_Hlt13841883"/><text:span text:style-name="T19">ofile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ba</meta:initial-creator>
    <dc:creator>Baba</dc:creator>
    <meta:creation-date>2019-07-12T13:46:00Z</meta:creation-date>
    <dc:date>2019-07-16T01:37:00Z</dc:date>
    <meta:template xlink:href="Normal.dotm" xlink:type="simple"/>
    <meta:editing-cycles>8</meta:editing-cycles>
    <meta:editing-duration>PT25860S</meta:editing-duration>
    <meta:document-statistic meta:page-count="1" meta:paragraph-count="3" meta:word-count="258" meta:character-count="1677" meta:row-count="11" meta:non-whitespace-character-count="1422"/>
  </office:meta>
</office:document-meta>
</file>